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08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="0.002cm solid #000000"/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ce4"/>
        <table:table-column table:style-name="co1" table:visibility="collapse" table:default-cell-style-name="ce6"/>
        <table:table-column table:style-name="co2" table:default-cell-style-name="ce10"/>
        <table:table-column table:style-name="co3" table:visibility="collapse" table:default-cell-style-name="ce11"/>
        <table:table-column table:style-name="co1" table:default-cell-style-name="ce11"/>
        <table:table-row table:style-name="ro1">
          <table:table-cell table:style-name="Default"/>
          <table:table-cell table:number-columns-repeated="2" table:style-name="ce5" office:value-type="string">
            <text:p>NOTES CONTROL 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table:number-columns-spanned="2" table:number-rows-spanned="1">
            <text:p>Any acadèmic</text:p>
          </table:table-cell>
          <table:covered-table-cell table:style-name="Default"/>
          <table:table-cell table:style-name="ce7" office:value-type="string">
            <text:p>2012-13</text:p>
          </table:table-cell>
          <table:table-cell table:style-name="Default" table:number-columns-repeated="2"/>
        </table:table-row>
        <table:table-row table:style-name="ro3">
          <table:table-cell table:style-name="ce1" office:value-type="string" table:number-columns-spanned="2" table:number-rows-spanned="1">
            <text:p>Assignatura</text:p>
          </table:table-cell>
          <table:covered-table-cell table:style-name="Default"/>
          <table:table-cell table:style-name="ce7" office:value-type="string">
            <text:p>21767 - Fonaments i Aplicacions de Processament Digital dels Senyal</text:p>
          </table:table-cell>
          <table:table-cell table:style-name="Default" table:number-columns-repeated="2"/>
        </table:table-row>
        <table:table-row table:style-name="ro2" table:number-rows-repeated="2">
          <table:table-cell table:style-name="ce2" table:number-columns-repeated="2"/>
          <table:table-cell table:style-name="ce8"/>
          <table:table-cell table:style-name="Default" table:number-columns-repeated="2"/>
        </table:table-row>
        <table:table-row table:style-name="ro2">
          <table:table-cell table:style-name="ce3" office:value-type="string">
            <text:p>Ordre</text:p>
          </table:table-cell>
          <table:table-cell table:style-name="ce3" office:value-type="string">
            <text:p>Identificació</text:p>
          </table:table-cell>
          <table:table-cell table:style-name="ce9" office:value-type="string">
            <text:p>Nom</text:p>
          </table:table-cell>
          <table:table-cell office:value-type="string">
            <text:p>Nota (sobre 50) </text:p>
          </table:table-cell>
          <table:table-cell office:value-type="string">
            <text:p>Nota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43228429K</text:p>
          </table:table-cell>
          <table:table-cell office:value-type="string">
            <text:p>Bonet Linares, Lorenzo</text:p>
          </table:table-cell>
          <table:table-cell office:value-type="float" office:value="45">
            <text:p>45</text:p>
          </table:table-cell>
          <table:table-cell table:formula="of:=IF([.D8]&lt;&gt;&quot;&quot;;[.D8]/5;&quot;&quot;)" office:value-type="float" office:value="9">
            <text:p>9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43190836X</text:p>
          </table:table-cell>
          <table:table-cell office:value-type="string">
            <text:p>Capó Sánchez, Arturo</text:p>
          </table:table-cell>
          <table:table-cell office:value-type="float" office:value="35">
            <text:p>35</text:p>
          </table:table-cell>
          <table:table-cell table:formula="of:=IF([.D9]&lt;&gt;&quot;&quot;;[.D9]/5;&quot;&quot;)" office:value-type="float" office:value="7">
            <text:p>7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43206646L</text:p>
          </table:table-cell>
          <table:table-cell office:value-type="string">
            <text:p>Chavarría González, Víctor</text:p>
          </table:table-cell>
          <table:table-cell office:value-type="float" office:value="40">
            <text:p>40</text:p>
          </table:table-cell>
          <table:table-cell table:formula="of:=IF([.D10]&lt;&gt;&quot;&quot;;[.D10]/5;&quot;&quot;)"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3218268A</text:p>
          </table:table-cell>
          <table:table-cell office:value-type="string">
            <text:p>Comas López, Antonio</text:p>
          </table:table-cell>
          <table:table-cell office:value-type="float" office:value="40">
            <text:p>40</text:p>
          </table:table-cell>
          <table:table-cell table:formula="of:=IF([.D11]&lt;&gt;&quot;&quot;;[.D11]/5;&quot;&quot;)" office:value-type="float" office:value="8">
            <text:p>8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43185497F</text:p>
          </table:table-cell>
          <table:table-cell office:value-type="string">
            <text:p>Jiménez Bennàsar, Pedro</text:p>
          </table:table-cell>
          <table:table-cell office:value-type="float" office:value="45">
            <text:p>45</text:p>
          </table:table-cell>
          <table:table-cell table:formula="of:=IF([.D12]&lt;&gt;&quot;&quot;;[.D12]/5;&quot;&quot;)" office:value-type="float" office:value="9">
            <text:p>9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43184167B</text:p>
          </table:table-cell>
          <table:table-cell office:value-type="string">
            <text:p>Montalvo Ávalos, Manuel</text:p>
          </table:table-cell>
          <table:table-cell office:value-type="float" office:value="45">
            <text:p>45</text:p>
          </table:table-cell>
          <table:table-cell table:style-name="ce12" table:formula="of:=IF([.D13]&lt;&gt;&quot;&quot;;[.D13]/5;&quot;&quot;)" office:value-type="float" office:value="9">
            <text:p>9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43206921H</text:p>
          </table:table-cell>
          <table:table-cell office:value-type="string">
            <text:p>Navarro Cerdà, Jorge</text:p>
          </table:table-cell>
          <table:table-cell/>
          <table:table-cell table:formula="of:=IF([.D14]&lt;&gt;&quot;&quot;;[.D14]/5;&quot;&quot;)">
            <text:p/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43221028A</text:p>
          </table:table-cell>
          <table:table-cell office:value-type="string">
            <text:p>Pons Mayol, Martin</text:p>
          </table:table-cell>
          <table:table-cell office:value-type="float" office:value="30">
            <text:p>30</text:p>
          </table:table-cell>
          <table:table-cell table:formula="of:=IF([.D15]&lt;&gt;&quot;&quot;;[.D15]/5;&quot;&quot;)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3198015J</text:p>
          </table:table-cell>
          <table:table-cell office:value-type="string">
            <text:p>Salas Rodríguez, Jaime</text:p>
          </table:table-cell>
          <table:table-cell office:value-type="float" office:value="20">
            <text:p>20</text:p>
          </table:table-cell>
          <table:table-cell table:formula="of:=IF([.D16]&lt;&gt;&quot;&quot;;[.D16]/5;&quot;&quot;)" office:value-type="float" office:value="4">
            <text:p>4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43212938D</text:p>
          </table:table-cell>
          <table:table-cell office:value-type="string">
            <text:p>Vives González, Luis Miguel</text:p>
          </table:table-cell>
          <table:table-cell office:value-type="float" office:value="30">
            <text:p>30</text:p>
          </table:table-cell>
          <table:table-cell table:formula="of:=IF([.D17]&lt;&gt;&quot;&quot;;[.D17]/5;&quot;&quot;)" office:value-type="float" office:value="6">
            <text:p>6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22/03/2013</text:date>, <text:time>12:5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3-03-22T12:45:09</meta:creation-date>
    <dc:date>2013-03-22T12:51:34</dc:date>
    <dc:creator>José Luis Lisani</dc:creator>
    <meta:editing-duration>PT6M26S</meta:editing-duration>
    <meta:editing-cycles>3</meta:editing-cycles>
    <meta:generator>OpenOffice.org/3.3$Unix OpenOffice.org_project/330m20$Build-9567</meta:generator>
    <meta:document-statistic meta:table-count="3" meta:cell-count="61" meta:object-count="0"/>
  </office:meta>
</office:document-meta>
</file>